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2" style:family="graphic" style:parent-style-name="standard">
      <style:graphic-properties svg:stroke-width="0.127cm" draw:marker-start="Arrow_20_concave" draw:marker-start-width="0.635cm" draw:marker-end-width="0.483cm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svg:stroke-width="0.127cm" draw:marker-end="Arrow_20_concave" draw:textarea-horizontal-align="center" draw:textarea-vertical-align="middle" fo:padding-top="0.188cm" fo:padding-bottom="0.188cm" fo:padding-left="0.313cm" fo:padding-right="0.313cm"/>
    </style:style>
    <style:style style:name="gr6" style:family="graphic" style:parent-style-name="standard">
      <style:graphic-properties draw:stroke="none" svg:stroke-width="0.127cm" svg:stroke-color="#000000" draw:fill="none" draw:fill-color="#ffffff" draw:textarea-horizontal-align="left" draw:auto-grow-height="true" draw:auto-grow-width="true" fo:min-height="0cm" fo:min-width="0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fo:font-style="italic" fo:font-weight="bold"/>
    </style:style>
    <style:style style:name="P4" style:family="paragraph">
      <style:text-properties fo:font-weight="bold"/>
    </style:style>
    <style:style style:name="T1" style:family="text">
      <style:text-properties fo:font-size="26pt" fo:font-style="italic" fo:font-weight="bold"/>
    </style:style>
    <style:style style:name="T2" style:family="text">
      <style:text-properties fo:font-style="italic"/>
    </style:style>
    <style:style style:name="T3" style:family="text">
      <style:text-properties style:text-position="-33% 58%" fo:font-style="italic"/>
    </style:style>
    <style:style style:name="T4" style:family="text">
      <style:text-properties fo:font-weight="bold"/>
    </style:style>
    <style:style style:name="T5" style:family="text">
      <style:text-properties fo:font-family="Symbol"/>
    </style:style>
    <style:style style:name="T6" style:family="text">
      <style:text-properties style:text-position="33% 58%"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7cm" svg:y1="5.18cm" svg:x2="6.745cm" svg:y2="5.18cm">
          <text:p text:style-name="P2"/>
        </draw:line>
        <draw:line draw:style-name="gr1" draw:text-style-name="P1" draw:layer="layout" svg:x1="12.271cm" svg:y1="8.68cm" svg:x2="15.446cm" svg:y2="8.68cm">
          <text:p text:style-name="P2"/>
        </draw:line>
        <draw:line draw:style-name="gr2" draw:text-style-name="P1" draw:layer="layout" svg:x1="1.17cm" svg:y1="0.44cm" svg:x2="1.17cm" svg:y2="10.6cm">
          <text:p text:style-name="P2"/>
        </draw:line>
        <draw:frame draw:style-name="gr3" draw:text-style-name="P3" draw:layer="layout" svg:width="1.103cm" svg:height="1.276cm" svg:x="-0.165cm" svg:y="1.034cm">
          <draw:text-box>
            <text:p text:style-name="P2"><text:span text:style-name="T1">E</text:span></text:p>
          </draw:text-box>
        </draw:frame>
        <draw:line draw:style-name="gr4" draw:text-style-name="P1" draw:layer="layout" svg:x1="3.075cm" svg:y1="1.075cm" svg:x2="15.775cm" svg:y2="1.075cm">
          <text:p text:style-name="P2"/>
        </draw:line>
        <draw:line draw:style-name="gr1" draw:text-style-name="P1" draw:layer="layout" svg:x1="7.52cm" svg:y1="10.33cm" svg:x2="11.33cm" svg:y2="10.33cm">
          <text:p text:style-name="P2"/>
        </draw:line>
        <draw:line draw:style-name="gr1" draw:text-style-name="P1" draw:layer="layout" svg:x1="12.271cm" svg:y1="8.68cm" svg:x2="11.33cm" svg:y2="10.33cm">
          <text:p text:style-name="P2"/>
        </draw:line>
        <draw:line draw:style-name="gr1" draw:text-style-name="P1" draw:layer="layout" svg:x1="6.745cm" svg:y1="5.18cm" svg:x2="7.52cm" svg:y2="10.33cm">
          <text:p text:style-name="P2"/>
        </draw:line>
        <draw:line draw:style-name="gr1" draw:text-style-name="P1" draw:layer="layout" svg:x1="11.446cm" svg:y1="3.48cm" svg:x2="12.221cm" svg:y2="8.63cm">
          <text:p text:style-name="P2"/>
        </draw:line>
        <draw:line draw:style-name="gr1" draw:text-style-name="P1" draw:layer="layout" svg:x1="7.672cm" svg:y1="3.48cm" svg:x2="6.731cm" svg:y2="5.13cm">
          <text:p text:style-name="P2"/>
        </draw:line>
        <draw:line draw:style-name="gr1" draw:text-style-name="P1" draw:layer="layout" svg:x1="7.62cm" svg:y1="3.53cm" svg:x2="11.43cm" svg:y2="3.53cm">
          <text:p text:style-name="P2"/>
        </draw:line>
        <draw:frame draw:style-name="gr3" draw:layer="layout" svg:width="2.2cm" svg:height="1.114cm" svg:x="13.1cm" svg:y="8.765cm">
          <draw:text-box>
            <text:p text:style-name="P2">F(2<text:span text:style-name="T2">p</text:span><text:span text:style-name="T3">z</text:span>)</text:p>
          </draw:text-box>
        </draw:frame>
        <draw:frame draw:style-name="gr3" draw:layer="layout" svg:width="2.052cm" svg:height="0.962cm" svg:x="3.9cm" svg:y="5.165cm">
          <draw:text-box>
            <text:p text:style-name="P2">H(1<text:span text:style-name="T2">s</text:span>)</text:p>
          </draw:text-box>
        </draw:frame>
        <draw:frame draw:style-name="gr3" draw:text-style-name="P4" draw:layer="layout" svg:width="4.96cm" svg:height="0.962cm" svg:x="7.315cm" svg:y="0.11cm">
          <draw:text-box>
            <text:p text:style-name="P2"><text:span text:style-name="T4">Ionization limit</text:span></text:p>
          </draw:text-box>
        </draw:frame>
        <draw:frame draw:style-name="gr3" draw:layer="layout" svg:width="1.234cm" svg:height="1.081cm" svg:x="8.8cm" svg:y="9.155cm">
          <draw:text-box>
            <text:p text:style-name="P2">1<text:span text:style-name="T5">s</text:span></text:p>
          </draw:text-box>
        </draw:frame>
        <draw:frame draw:style-name="gr3" draw:layer="layout" svg:width="1.42cm" svg:height="1.081cm" svg:x="8.801cm" svg:y="2.356cm">
          <draw:text-box>
            <text:p text:style-name="P2">1<text:span text:style-name="T5">s</text:span><text:span text:style-name="T6">*</text:span></text:p>
          </draw:text-box>
        </draw:frame>
        <draw:line draw:style-name="gr5" draw:text-style-name="P1" draw:layer="layout" svg:x1="4.355cm" svg:y1="5.165cm" svg:x2="4.345cm" svg:y2="1.075cm">
          <text:p text:style-name="P2"/>
        </draw:line>
        <draw:frame draw:style-name="gr6" draw:layer="layout" svg:width="2.812cm" svg:height="1.088cm" draw:transform="rotate (1.56137154883383) translate (3.313cm 4.49cm)">
          <draw:text-box>
            <text:p text:style-name="P2">13.6 eV</text:p>
          </draw:text-box>
        </draw:frame>
        <draw:line draw:style-name="gr5" draw:text-style-name="P1" draw:layer="layout" svg:x1="8.545cm" svg:y1="3.53cm" svg:x2="8.545cm" svg:y2="1.075cm">
          <text:p text:style-name="P2"/>
        </draw:line>
        <draw:frame draw:style-name="gr6" draw:layer="layout" svg:width="2.812cm" svg:height="1.088cm" draw:transform="rotate (1.56137154883383) translate (7.513cm 3.79cm)">
          <draw:text-box>
            <text:p text:style-name="P2">13.4 eV</text:p>
          </draw:text-box>
        </draw:frame>
        <draw:line draw:style-name="gr5" draw:text-style-name="P1" draw:layer="layout" svg:x1="10.734cm" svg:y1="10.33cm" svg:x2="10.745cm" svg:y2="1.075cm">
          <text:p text:style-name="P2"/>
        </draw:line>
        <draw:frame draw:style-name="gr6" draw:layer="layout" svg:width="2.812cm" svg:height="1.088cm" draw:transform="rotate (1.56137154883383) translate (10.713cm 3.79cm)">
          <draw:text-box>
            <text:p text:style-name="P2">18.8 eV</text:p>
          </draw:text-box>
        </draw:frame>
        <draw:line draw:style-name="gr5" draw:text-style-name="P1" draw:layer="layout" svg:x1="14.548cm" svg:y1="8.68cm" svg:x2="14.545cm" svg:y2="1.075cm">
          <text:p text:style-name="P2"/>
        </draw:line>
        <draw:frame draw:style-name="gr6" draw:layer="layout" svg:width="2.812cm" svg:height="1.088cm" draw:transform="rotate (1.56137154883383) translate (13.513cm 6.09cm)">
          <draw:text-box>
            <text:p text:style-name="P2">18.6 e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72cm" fo:page-height="10.66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1T13:41:32</meta:creation-date>
    <dc:creator>Jussi Eloranta</dc:creator>
    <dc:date>2007-04-02T16:06:27</dc:date>
    <dc:language>en-US</dc:language>
    <meta:editing-cycles>15</meta:editing-cycles>
    <meta:editing-duration>PT25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